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55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oltzman</text:p>
          </table:table-cell>
          <table:table-cell office:value-type="float" office:value="263.620862078667" calcext:value-type="float">
            <text:p>263.6208620787</text:p>
          </table:table-cell>
          <table:table-cell office:value-type="float" office:value="170.348416638374" calcext:value-type="float">
            <text:p>170.3484166384</text:p>
          </table:table-cell>
          <table:table-cell office:value-type="float" office:value="169.421901273727" calcext:value-type="float">
            <text:p>169.4219012737</text:p>
          </table:table-cell>
          <table:table-cell office:value-type="float" office:value="143.098157691956" calcext:value-type="float">
            <text:p>143.098157692</text:p>
          </table:table-cell>
          <table:table-cell office:value-type="float" office:value="104.122644138336" calcext:value-type="float">
            <text:p>104.1226441383</text:p>
          </table:table-cell>
          <table:table-cell office:value-type="float" office:value="85.4054455518723" calcext:value-type="float">
            <text:p>85.4054455519</text:p>
          </table:table-cell>
          <table:table-cell office:value-type="float" office:value="85.063458943367" calcext:value-type="float">
            <text:p>85.0634589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.461796760559" calcext:value-type="float">
            <text:p>196.4617967606</text:p>
          </table:table-cell>
          <table:table-cell office:value-type="float" office:value="147.316964149475" calcext:value-type="float">
            <text:p>147.3169641495</text:p>
          </table:table-cell>
          <table:table-cell office:value-type="float" office:value="118.239397764206" calcext:value-type="float">
            <text:p>118.2393977642</text:p>
          </table:table-cell>
          <table:table-cell office:value-type="float" office:value="98.5912549495697" calcext:value-type="float">
            <text:p>98.5912549496</text:p>
          </table:table-cell>
          <table:table-cell office:value-type="float" office:value="84.6393661499024" calcext:value-type="float">
            <text:p>84.6393661499</text:p>
          </table:table-cell>
          <table:table-cell office:value-type="float" office:value="74.2591037750244" calcext:value-type="float">
            <text:p>74.259103775</text:p>
          </table:table-cell>
          <table:table-cell office:value-type="float" office:value="66.1003136634827" calcext:value-type="float">
            <text:p>66.10031366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.924155473709" calcext:value-type="float">
            <text:p>337.9241554737</text:p>
          </table:table-cell>
          <table:table-cell office:value-type="float" office:value="212.327636957169" calcext:value-type="float">
            <text:p>212.3276369572</text:p>
          </table:table-cell>
          <table:table-cell office:value-type="float" office:value="231.697343349457" calcext:value-type="float">
            <text:p>231.6973433495</text:p>
          </table:table-cell>
          <table:table-cell office:value-type="float" office:value="193.059322595596" calcext:value-type="float">
            <text:p>193.0593225956</text:p>
          </table:table-cell>
          <table:table-cell office:value-type="float" office:value="136.786254882813" calcext:value-type="float">
            <text:p>136.7862548828</text:p>
          </table:table-cell>
          <table:table-cell office:value-type="float" office:value="117.96922326088" calcext:value-type="float">
            <text:p>117.9692232609</text:p>
          </table:table-cell>
          <table:table-cell office:value-type="float" office:value="128.435808420181" calcext:value-type="float">
            <text:p>128.43580842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.535578370094" calcext:value-type="float">
            <text:p>265.5355783701</text:p>
          </table:table-cell>
          <table:table-cell office:value-type="float" office:value="151.671314001083" calcext:value-type="float">
            <text:p>151.6713140011</text:p>
          </table:table-cell>
          <table:table-cell office:value-type="float" office:value="174.414145112038" calcext:value-type="float">
            <text:p>174.414145112</text:p>
          </table:table-cell>
          <table:table-cell office:value-type="float" office:value="149.873603343964" calcext:value-type="float">
            <text:p>149.873603344</text:p>
          </table:table-cell>
          <table:table-cell office:value-type="float" office:value="85.6925530433655" calcext:value-type="float">
            <text:p>85.6925530434</text:p>
          </table:table-cell>
          <table:table-cell office:value-type="float" office:value="74.4474798440933" calcext:value-type="float">
            <text:p>74.4474798441</text:p>
          </table:table-cell>
          <table:table-cell office:value-type="float" office:value="66.75610435009" calcext:value-type="float">
            <text:p>66.7561043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15.74519392732" calcext:value-type="float">
            <text:p>2915.7451939273</text:p>
          </table:table-cell>
          <table:table-cell office:value-type="float" office:value="812.948480939147" calcext:value-type="float">
            <text:p>812.9484809391</text:p>
          </table:table-cell>
          <table:table-cell office:value-type="float" office:value="2286.3855000347" calcext:value-type="float">
            <text:p>2286.3855000347</text:p>
          </table:table-cell>
          <table:table-cell office:value-type="float" office:value="1723.92384016572" calcext:value-type="float">
            <text:p>1723.9238401657</text:p>
          </table:table-cell>
          <table:table-cell office:value-type="float" office:value="611.194723970321" calcext:value-type="float">
            <text:p>611.1947239703</text:p>
          </table:table-cell>
          <table:table-cell office:value-type="float" office:value="343.149718058947" calcext:value-type="float">
            <text:p>343.1497180589</text:p>
          </table:table-cell>
          <table:table-cell office:value-type="float" office:value="841.333419411593" calcext:value-type="float">
            <text:p>841.3334194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.9976406329695" calcext:value-type="float">
            <text:p>53.997640633</text:p>
          </table:table-cell>
          <table:table-cell office:value-type="float" office:value="28.5122514182789" calcext:value-type="float">
            <text:p>28.5122514183</text:p>
          </table:table-cell>
          <table:table-cell office:value-type="float" office:value="47.8161635854938" calcext:value-type="float">
            <text:p>47.8161635855</text:p>
          </table:table-cell>
          <table:table-cell office:value-type="float" office:value="41.5201618513912" calcext:value-type="float">
            <text:p>41.5201618514</text:p>
          </table:table-cell>
          <table:table-cell office:value-type="float" office:value="24.7223527191552" calcext:value-type="float">
            <text:p>24.7223527192</text:p>
          </table:table-cell>
          <table:table-cell office:value-type="float" office:value="18.5243007441292" calcext:value-type="float">
            <text:p>18.5243007441</text:p>
          </table:table-cell>
          <table:table-cell office:value-type="float" office:value="29.00574804089" calcext:value-type="float">
            <text:p>29.0057480409</text:p>
          </table:table-cell>
          <table:table-cell table:number-columns-repeated="2"/>
        </table:table-row>
        <table:table-row table:style-name="ro1">
          <table:table-cell/>
          <table:table-cell table:formula="of:=+ [.B8]/[.B3]" office:value-type="float" office:value="0.204830680725322" calcext:value-type="float">
            <text:p>0.2048306807</text:p>
          </table:table-cell>
          <table:table-cell table:formula="of:=+ [.C8]/[.C3]" office:value-type="float" office:value="0.167376087086306" calcext:value-type="float">
            <text:p>0.1673760871</text:p>
          </table:table-cell>
          <table:table-cell table:formula="of:=+ [.D8]/[.D3]" office:value-type="float" office:value="0.282231300829516" calcext:value-type="float">
            <text:p>0.2822313008</text:p>
          </table:table-cell>
          <table:table-cell table:formula="of:=+ [.E8]/[.E3]" office:value-type="float" office:value="0.290151617051358" calcext:value-type="float">
            <text:p>0.2901516171</text:p>
          </table:table-cell>
          <table:table-cell table:formula="of:=+ [.F8]/[.F3]" office:value-type="float" office:value="0.23743492996883" calcext:value-type="float">
            <text:p>0.23743493</text:p>
          </table:table-cell>
          <table:table-cell table:formula="of:=+ [.G8]/[.G3]" office:value-type="float" office:value="0.216898356122716" calcext:value-type="float">
            <text:p>0.2168983561</text:p>
          </table:table-cell>
          <table:table-cell table:formula="of:=+ [.H8]/[.H3]" office:value-type="float" office:value="0.340989520073493" calcext:value-type="float">
            <text:p>0.34098952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st Assignment</text:p>
          </table:table-cell>
          <table:table-cell office:value-type="float" office:value="9.56635322570801" calcext:value-type="float">
            <text:p>9.5663532257</text:p>
          </table:table-cell>
          <table:table-cell office:value-type="float" office:value="7.29255256652832" calcext:value-type="float">
            <text:p>7.2925525665</text:p>
          </table:table-cell>
          <table:table-cell office:value-type="float" office:value="6.16646597385406" calcext:value-type="float">
            <text:p>6.1664659739</text:p>
          </table:table-cell>
          <table:table-cell office:value-type="float" office:value="5.00775475502014" calcext:value-type="float">
            <text:p>5.007754755</text:p>
          </table:table-cell>
          <table:table-cell office:value-type="float" office:value="4.39805212020874" calcext:value-type="float">
            <text:p>4.3980521202</text:p>
          </table:table-cell>
          <table:table-cell office:value-type="float" office:value="3.99551837444305" calcext:value-type="float">
            <text:p>3.9955183744</text:p>
          </table:table-cell>
          <table:table-cell office:value-type="float" office:value="3.65346167087555" calcext:value-type="float">
            <text:p>3.6534616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35062742233276" calcext:value-type="float">
            <text:p>9.3506274223</text:p>
          </table:table-cell>
          <table:table-cell office:value-type="float" office:value="7.21491456031799" calcext:value-type="float">
            <text:p>7.2149145603</text:p>
          </table:table-cell>
          <table:table-cell office:value-type="float" office:value="5.93334579467773" calcext:value-type="float">
            <text:p>5.9333457947</text:p>
          </table:table-cell>
          <table:table-cell office:value-type="float" office:value="4.97345185279846" calcext:value-type="float">
            <text:p>4.9734518528</text:p>
          </table:table-cell>
          <table:table-cell office:value-type="float" office:value="4.35524392127991" calcext:value-type="float">
            <text:p>4.3552439213</text:p>
          </table:table-cell>
          <table:table-cell office:value-type="float" office:value="3.89875507354736" calcext:value-type="float">
            <text:p>3.8987550735</text:p>
          </table:table-cell>
          <table:table-cell office:value-type="float" office:value="3.56660842895508" calcext:value-type="float">
            <text:p>3.566608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291724681854" calcext:value-type="float">
            <text:p>10.2291724682</text:p>
          </table:table-cell>
          <table:table-cell office:value-type="float" office:value="7.60473322868347" calcext:value-type="float">
            <text:p>7.6047332287</text:p>
          </table:table-cell>
          <table:table-cell office:value-type="float" office:value="7.75354337692261" calcext:value-type="float">
            <text:p>7.7535433769</text:p>
          </table:table-cell>
          <table:table-cell office:value-type="float" office:value="5.05421304702759" calcext:value-type="float">
            <text:p>5.054213047</text:p>
          </table:table-cell>
          <table:table-cell office:value-type="float" office:value="4.60009860992432" calcext:value-type="float">
            <text:p>4.6000986099</text:p>
          </table:table-cell>
          <table:table-cell office:value-type="float" office:value="4.45714044570923" calcext:value-type="float">
            <text:p>4.4571404457</text:p>
          </table:table-cell>
          <table:table-cell office:value-type="float" office:value="4.25210237503052" calcext:value-type="float">
            <text:p>4.252102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4237893819809" calcext:value-type="float">
            <text:p>9.423789382</text:p>
          </table:table-cell>
          <table:table-cell office:value-type="float" office:value="7.26320683956146" calcext:value-type="float">
            <text:p>7.2632068396</text:p>
          </table:table-cell>
          <table:table-cell office:value-type="float" office:value="5.98375570774078" calcext:value-type="float">
            <text:p>5.9837557077</text:p>
          </table:table-cell>
          <table:table-cell office:value-type="float" office:value="5.00488078594208" calcext:value-type="float">
            <text:p>5.0048807859</text:p>
          </table:table-cell>
          <table:table-cell office:value-type="float" office:value="4.37591004371643" calcext:value-type="float">
            <text:p>4.3759100437</text:p>
          </table:table-cell>
          <table:table-cell office:value-type="float" office:value="3.93209981918335" calcext:value-type="float">
            <text:p>3.9320998192</text:p>
          </table:table-cell>
          <table:table-cell office:value-type="float" office:value="3.58835113048553" calcext:value-type="float">
            <text:p>3.5883511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9376347469887" calcext:value-type="float">
            <text:p>0.1093763475</text:p>
          </table:table-cell>
          <table:table-cell office:value-type="float" office:value="0.0130451451145518" calcext:value-type="float">
            <text:p>0.0130451451</text:p>
          </table:table-cell>
          <table:table-cell office:value-type="float" office:value="0.312962754988543" calcext:value-type="float">
            <text:p>0.312962755</text:p>
          </table:table-cell>
          <table:table-cell office:value-type="float" office:value="0.000826332694535065" calcext:value-type="float">
            <text:p>0.0008263327</text:p>
          </table:table-cell>
          <table:table-cell office:value-type="float" office:value="0.0052974126201434" calcext:value-type="float">
            <text:p>0.0052974126</text:p>
          </table:table-cell>
          <table:table-cell office:value-type="float" office:value="0.0296297424875756" calcext:value-type="float">
            <text:p>0.0296297425</text:p>
          </table:table-cell>
          <table:table-cell office:value-type="float" office:value="0.0444684932828883" calcext:value-type="float">
            <text:p>0.04446849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30720951059782" calcext:value-type="float">
            <text:p>0.3307209511</text:p>
          </table:table-cell>
          <table:table-cell office:value-type="float" office:value="0.114215345354956" calcext:value-type="float">
            <text:p>0.1142153454</text:p>
          </table:table-cell>
          <table:table-cell office:value-type="float" office:value="0.559430741905147" calcext:value-type="float">
            <text:p>0.5594307419</text:p>
          </table:table-cell>
          <table:table-cell office:value-type="float" office:value="0.0287460031053895" calcext:value-type="float">
            <text:p>0.0287460031</text:p>
          </table:table-cell>
          <table:table-cell office:value-type="float" office:value="0.0727833265256776" calcext:value-type="float">
            <text:p>0.0727833265</text:p>
          </table:table-cell>
          <table:table-cell office:value-type="float" office:value="0.172132920987171" calcext:value-type="float">
            <text:p>0.172132921</text:p>
          </table:table-cell>
          <table:table-cell office:value-type="float" office:value="0.210875539792761" calcext:value-type="float">
            <text:p>0.2108755398</text:p>
          </table:table-cell>
          <table:table-cell table:number-columns-repeated="2"/>
        </table:table-row>
        <table:table-row table:style-name="ro1">
          <table:table-cell/>
          <table:table-cell table:formula="of:=+ [.B16]/[.B11]" office:value-type="float" office:value="0.0345712669453835" calcext:value-type="float">
            <text:p>0.0345712669</text:p>
          </table:table-cell>
          <table:table-cell table:formula="of:=+ [.C16]/[.C11]" office:value-type="float" office:value="0.0156619159495931" calcext:value-type="float">
            <text:p>0.0156619159</text:p>
          </table:table-cell>
          <table:table-cell table:formula="of:=+ [.D16]/[.D11]" office:value-type="float" office:value="0.09072145119703" calcext:value-type="float">
            <text:p>0.0907214512</text:p>
          </table:table-cell>
          <table:table-cell table:formula="of:=+ [.E16]/[.E11]" office:value-type="float" office:value="0.00574029770059574" calcext:value-type="float">
            <text:p>0.0057402977</text:p>
          </table:table-cell>
          <table:table-cell table:formula="of:=+ [.F16]/[.F11]" office:value-type="float" office:value="0.0165489913571609" calcext:value-type="float">
            <text:p>0.0165489914</text:p>
          </table:table-cell>
          <table:table-cell table:formula="of:=+ [.G16]/[.G11]" office:value-type="float" office:value="0.0430814990335679" calcext:value-type="float">
            <text:p>0.043081499</text:p>
          </table:table-cell>
          <table:table-cell table:formula="of:=+ [.H16]/[.H11]" office:value-type="float" office:value="0.0577193792598965" calcext:value-type="float">
            <text:p>0.057719379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e Detector</text:p>
          </table:table-cell>
          <table:table-cell office:value-type="float" office:value="465.034996938705" calcext:value-type="float">
            <text:p>465.0349969387</text:p>
          </table:table-cell>
          <table:table-cell office:value-type="float" office:value="374.014189553261" calcext:value-type="float">
            <text:p>374.0141895533</text:p>
          </table:table-cell>
          <table:table-cell office:value-type="float" office:value="334.668759560585" calcext:value-type="float">
            <text:p>334.6687595606</text:p>
          </table:table-cell>
          <table:table-cell office:value-type="float" office:value="257.799263167381" calcext:value-type="float">
            <text:p>257.7992631674</text:p>
          </table:table-cell>
          <table:table-cell office:value-type="float" office:value="245.089342308044" calcext:value-type="float">
            <text:p>245.089342308</text:p>
          </table:table-cell>
          <table:table-cell office:value-type="float" office:value="212.057248520851" calcext:value-type="float">
            <text:p>212.0572485209</text:p>
          </table:table-cell>
          <table:table-cell office:value-type="float" office:value="194.579787826538" calcext:value-type="float">
            <text:p>194.5797878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6.34256696701" calcext:value-type="float">
            <text:p>366.342566967</text:p>
          </table:table-cell>
          <table:table-cell office:value-type="float" office:value="312.536494493484" calcext:value-type="float">
            <text:p>312.5364944935</text:p>
          </table:table-cell>
          <table:table-cell office:value-type="float" office:value="326.173326015472" calcext:value-type="float">
            <text:p>326.1733260155</text:p>
          </table:table-cell>
          <table:table-cell office:value-type="float" office:value="186.973410367966" calcext:value-type="float">
            <text:p>186.973410368</text:p>
          </table:table-cell>
          <table:table-cell office:value-type="float" office:value="231.609603643417" calcext:value-type="float">
            <text:p>231.6096036434</text:p>
          </table:table-cell>
          <table:table-cell office:value-type="float" office:value="198.814400672913" calcext:value-type="float">
            <text:p>198.8144006729</text:p>
          </table:table-cell>
          <table:table-cell office:value-type="float" office:value="174.518586158752" calcext:value-type="float">
            <text:p>174.51858615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.905445337296" calcext:value-type="float">
            <text:p>506.9054453373</text:p>
          </table:table-cell>
          <table:table-cell office:value-type="float" office:value="407.241226911545" calcext:value-type="float">
            <text:p>407.2412269115</text:p>
          </table:table-cell>
          <table:table-cell office:value-type="float" office:value="348.235737085342" calcext:value-type="float">
            <text:p>348.2357370853</text:p>
          </table:table-cell>
          <table:table-cell office:value-type="float" office:value="299.850603580475" calcext:value-type="float">
            <text:p>299.8506035805</text:p>
          </table:table-cell>
          <table:table-cell office:value-type="float" office:value="253.76767706871" calcext:value-type="float">
            <text:p>253.7676770687</text:p>
          </table:table-cell>
          <table:table-cell office:value-type="float" office:value="219.969737768173" calcext:value-type="float">
            <text:p>219.9697377682</text:p>
          </table:table-cell>
          <table:table-cell office:value-type="float" office:value="203.810023784637" calcext:value-type="float">
            <text:p>203.81002378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8.777871370316" calcext:value-type="float">
            <text:p>478.7778713703</text:p>
          </table:table-cell>
          <table:table-cell office:value-type="float" office:value="376.44170320034" calcext:value-type="float">
            <text:p>376.4417032003</text:p>
          </table:table-cell>
          <table:table-cell office:value-type="float" office:value="330.176797389984" calcext:value-type="float">
            <text:p>330.17679739</text:p>
          </table:table-cell>
          <table:table-cell office:value-type="float" office:value="278.580941915512" calcext:value-type="float">
            <text:p>278.5809419155</text:p>
          </table:table-cell>
          <table:table-cell office:value-type="float" office:value="246.72348511219" calcext:value-type="float">
            <text:p>246.7234851122</text:p>
          </table:table-cell>
          <table:table-cell office:value-type="float" office:value="215.501049876213" calcext:value-type="float">
            <text:p>215.5010498762</text:p>
          </table:table-cell>
          <table:table-cell office:value-type="float" office:value="199.889669418335" calcext:value-type="float">
            <text:p>199.8896694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.67735331943" calcext:value-type="float">
            <text:p>2004.6773533194</text:p>
          </table:table-cell>
          <table:table-cell office:value-type="float" office:value="757.410886592345" calcext:value-type="float">
            <text:p>757.4108865923</text:p>
          </table:table-cell>
          <table:table-cell office:value-type="float" office:value="79.0747832496383" calcext:value-type="float">
            <text:p>79.0747832496</text:p>
          </table:table-cell>
          <table:table-cell office:value-type="float" office:value="2425.79629333756" calcext:value-type="float">
            <text:p>2425.7962933376</text:p>
          </table:table-cell>
          <table:table-cell office:value-type="float" office:value="60.3609856807596" calcext:value-type="float">
            <text:p>60.3609856808</text:p>
          </table:table-cell>
          <table:table-cell office:value-type="float" office:value="75.3575731302302" calcext:value-type="float">
            <text:p>75.3575731302</text:p>
          </table:table-cell>
          <table:table-cell office:value-type="float" office:value="114.14173405303" calcext:value-type="float">
            <text:p>114.1417340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.773623410658" calcext:value-type="float">
            <text:p>44.7736234107</text:p>
          </table:table-cell>
          <table:table-cell office:value-type="float" office:value="27.5210989350415" calcext:value-type="float">
            <text:p>27.521098935</text:p>
          </table:table-cell>
          <table:table-cell office:value-type="float" office:value="8.89240030867022" calcext:value-type="float">
            <text:p>8.8924003087</text:p>
          </table:table-cell>
          <table:table-cell office:value-type="float" office:value="49.2523734792301" calcext:value-type="float">
            <text:p>49.2523734792</text:p>
          </table:table-cell>
          <table:table-cell office:value-type="float" office:value="7.76923327496089" calcext:value-type="float">
            <text:p>7.769233275</text:p>
          </table:table-cell>
          <table:table-cell office:value-type="float" office:value="8.68087398423858" calcext:value-type="float">
            <text:p>8.6808739842</text:p>
          </table:table-cell>
          <table:table-cell office:value-type="float" office:value="10.6837134954579" calcext:value-type="float">
            <text:p>10.6837134955</text:p>
          </table:table-cell>
          <table:table-cell table:number-columns-repeated="2"/>
        </table:table-row>
        <table:table-row table:style-name="ro1">
          <table:table-cell/>
          <table:table-cell table:formula="of:=+ [.B24]/[.B19]" office:value-type="float" office:value="0.0962801159168661" calcext:value-type="float">
            <text:p>0.0962801159</text:p>
          </table:table-cell>
          <table:table-cell table:formula="of:=+ [.C24]/[.C19]" office:value-type="float" office:value="0.0735830342905276" calcext:value-type="float">
            <text:p>0.0735830343</text:p>
          </table:table-cell>
          <table:table-cell table:formula="of:=+ [.D24]/[.D19]" office:value-type="float" office:value="0.0265707510923512" calcext:value-type="float">
            <text:p>0.0265707511</text:p>
          </table:table-cell>
          <table:table-cell table:formula="of:=+ [.E24]/[.E19]" office:value-type="float" office:value="0.191049318272303" calcext:value-type="float">
            <text:p>0.1910493183</text:p>
          </table:table-cell>
          <table:table-cell table:formula="of:=+ [.F24]/[.F19]" office:value-type="float" office:value="0.0316995965707722" calcext:value-type="float">
            <text:p>0.0316995966</text:p>
          </table:table-cell>
          <table:table-cell table:formula="of:=+ [.G24]/[.G19]" office:value-type="float" office:value="0.0409364643028697" calcext:value-type="float">
            <text:p>0.0409364643</text:p>
          </table:table-cell>
          <table:table-cell table:formula="of:=+ [.H24]/[.H19]" office:value-type="float" office:value="0.0549065944350916" calcext:value-type="float">
            <text:p>0.054906594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xt Search</text:p>
          </table:table-cell>
          <table:table-cell office:value-type="float" office:value="44.3913730382919" calcext:value-type="float">
            <text:p>44.3913730383</text:p>
          </table:table-cell>
          <table:table-cell office:value-type="float" office:value="38.3111582517624" calcext:value-type="float">
            <text:p>38.3111582518</text:p>
          </table:table-cell>
          <table:table-cell office:value-type="float" office:value="34.3995591878891" calcext:value-type="float">
            <text:p>34.3995591879</text:p>
          </table:table-cell>
          <table:table-cell office:value-type="float" office:value="28.0403216600418" calcext:value-type="float">
            <text:p>28.04032166</text:p>
          </table:table-cell>
          <table:table-cell office:value-type="float" office:value="26.3569597959518" calcext:value-type="float">
            <text:p>26.356959796</text:p>
          </table:table-cell>
          <table:table-cell office:value-type="float" office:value="24.5735075950623" calcext:value-type="float">
            <text:p>24.5735075951</text:p>
          </table:table-cell>
          <table:table-cell office:value-type="float" office:value="23.1523063659668" calcext:value-type="float">
            <text:p>23.152306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.4598522186279" calcext:value-type="float">
            <text:p>43.4598522186</text:p>
          </table:table-cell>
          <table:table-cell office:value-type="float" office:value="36.8896787166595" calcext:value-type="float">
            <text:p>36.8896787167</text:p>
          </table:table-cell>
          <table:table-cell office:value-type="float" office:value="33.5751974582672" calcext:value-type="float">
            <text:p>33.5751974583</text:p>
          </table:table-cell>
          <table:table-cell office:value-type="float" office:value="27.1308665275574" calcext:value-type="float">
            <text:p>27.1308665276</text:p>
          </table:table-cell>
          <table:table-cell office:value-type="float" office:value="25.7505419254303" calcext:value-type="float">
            <text:p>25.7505419254</text:p>
          </table:table-cell>
          <table:table-cell office:value-type="float" office:value="24.1001098155975" calcext:value-type="float">
            <text:p>24.1001098156</text:p>
          </table:table-cell>
          <table:table-cell office:value-type="float" office:value="22.6717095375061" calcext:value-type="float">
            <text:p>22.6717095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.9815118312836" calcext:value-type="float">
            <text:p>45.9815118313</text:p>
          </table:table-cell>
          <table:table-cell office:value-type="float" office:value="39.8082945346832" calcext:value-type="float">
            <text:p>39.8082945347</text:p>
          </table:table-cell>
          <table:table-cell office:value-type="float" office:value="37.0733532905579" calcext:value-type="float">
            <text:p>37.0733532906</text:p>
          </table:table-cell>
          <table:table-cell office:value-type="float" office:value="29.4137735366821" calcext:value-type="float">
            <text:p>29.4137735367</text:p>
          </table:table-cell>
          <table:table-cell office:value-type="float" office:value="28.4596560001373" calcext:value-type="float">
            <text:p>28.4596560001</text:p>
          </table:table-cell>
          <table:table-cell office:value-type="float" office:value="25.0339295864105" calcext:value-type="float">
            <text:p>25.0339295864</text:p>
          </table:table-cell>
          <table:table-cell office:value-type="float" office:value="23.9721345901489" calcext:value-type="float">
            <text:p>23.97213459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.1600172519684" calcext:value-type="float">
            <text:p>44.160017252</text:p>
          </table:table-cell>
          <table:table-cell office:value-type="float" office:value="38.2738671302795" calcext:value-type="float">
            <text:p>38.2738671303</text:p>
          </table:table-cell>
          <table:table-cell office:value-type="float" office:value="34.0815799236298" calcext:value-type="float">
            <text:p>34.0815799236</text:p>
          </table:table-cell>
          <table:table-cell office:value-type="float" office:value="28.0541948080063" calcext:value-type="float">
            <text:p>28.054194808</text:p>
          </table:table-cell>
          <table:table-cell office:value-type="float" office:value="26.0956716537476" calcext:value-type="float">
            <text:p>26.0956716537</text:p>
          </table:table-cell>
          <table:table-cell office:value-type="float" office:value="24.5721199512482" calcext:value-type="float">
            <text:p>24.5721199512</text:p>
          </table:table-cell>
          <table:table-cell office:value-type="float" office:value="23.0133275985718" calcext:value-type="float">
            <text:p>23.0133275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6874006487508" calcext:value-type="float">
            <text:p>0.6568740065</text:p>
          </table:table-cell>
          <table:table-cell office:value-type="float" office:value="1.47183016154461" calcext:value-type="float">
            <text:p>1.4718301615</text:p>
          </table:table-cell>
          <table:table-cell office:value-type="float" office:value="1.11043569852728" calcext:value-type="float">
            <text:p>1.1104356985</text:p>
          </table:table-cell>
          <table:table-cell office:value-type="float" office:value="0.340478013770622" calcext:value-type="float">
            <text:p>0.3404780138</text:p>
          </table:table-cell>
          <table:table-cell office:value-type="float" office:value="0.633832710232866" calcext:value-type="float">
            <text:p>0.6338327102</text:p>
          </table:table-cell>
          <table:table-cell office:value-type="float" office:value="0.0653684178371451" calcext:value-type="float">
            <text:p>0.0653684178</text:p>
          </table:table-cell>
          <table:table-cell office:value-type="float" office:value="0.152404436588816" calcext:value-type="float">
            <text:p>0.1524044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10477640954708" calcext:value-type="float">
            <text:p>0.810477641</text:p>
          </table:table-cell>
          <table:table-cell office:value-type="float" office:value="1.21319007642851" calcext:value-type="float">
            <text:p>1.2131900764</text:p>
          </table:table-cell>
          <table:table-cell office:value-type="float" office:value="1.05377212836897" calcext:value-type="float">
            <text:p>1.0537721284</text:p>
          </table:table-cell>
          <table:table-cell office:value-type="float" office:value="0.583504938942784" calcext:value-type="float">
            <text:p>0.5835049389</text:p>
          </table:table-cell>
          <table:table-cell office:value-type="float" office:value="0.796136112880747" calcext:value-type="float">
            <text:p>0.7961361129</text:p>
          </table:table-cell>
          <table:table-cell office:value-type="float" office:value="0.255672481579745" calcext:value-type="float">
            <text:p>0.2556724816</text:p>
          </table:table-cell>
          <table:table-cell office:value-type="float" office:value="0.390390108210769" calcext:value-type="float">
            <text:p>0.3903901082</text:p>
          </table:table-cell>
          <table:table-cell table:number-columns-repeated="2"/>
        </table:table-row>
        <table:table-row table:style-name="ro1">
          <table:table-cell/>
          <table:table-cell table:formula="of:=+ [.B32]/[.B27]" office:value-type="float" office:value="0.0182575483812044" calcext:value-type="float">
            <text:p>0.0182575484</text:p>
          </table:table-cell>
          <table:table-cell table:formula="of:=+ [.C32]/[.C27]" office:value-type="float" office:value="0.0316667553733565" calcext:value-type="float">
            <text:p>0.0316667554</text:p>
          </table:table-cell>
          <table:table-cell table:formula="of:=+ [.D32]/[.D27]" office:value-type="float" office:value="0.0306333032529082" calcext:value-type="float">
            <text:p>0.0306333033</text:p>
          </table:table-cell>
          <table:table-cell table:formula="of:=+ [.E32]/[.E27]" office:value-type="float" office:value="0.0208094951982771" calcext:value-type="float">
            <text:p>0.0208094952</text:p>
          </table:table-cell>
          <table:table-cell table:formula="of:=+ [.F32]/[.F27]" office:value-type="float" office:value="0.0302059159722597" calcext:value-type="float">
            <text:p>0.030205916</text:p>
          </table:table-cell>
          <table:table-cell table:formula="of:=+ [.G32]/[.G27]" office:value-type="float" office:value="0.0104043950824146" calcext:value-type="float">
            <text:p>0.0104043951</text:p>
          </table:table-cell>
          <table:table-cell table:formula="of:=+ [.H32]/[.H27]" office:value-type="float" office:value="0.0168618237008401" calcext:value-type="float">
            <text:p>0.016861823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mean Clustering</text:p>
          </table:table-cell>
          <table:table-cell office:value-type="float" office:value="65.2729115962982" calcext:value-type="float">
            <text:p>65.2729115963</text:p>
          </table:table-cell>
          <table:table-cell office:value-type="float" office:value="46.9058843374252" calcext:value-type="float">
            <text:p>46.9058843374</text:p>
          </table:table-cell>
          <table:table-cell office:value-type="float" office:value="46.3206775188446" calcext:value-type="float">
            <text:p>46.3206775188</text:p>
          </table:table-cell>
          <table:table-cell office:value-type="float" office:value="37.5326116085052" calcext:value-type="float">
            <text:p>37.5326116085</text:p>
          </table:table-cell>
          <table:table-cell office:value-type="float" office:value="34.5451189279556" calcext:value-type="float">
            <text:p>34.545118928</text:p>
          </table:table-cell>
          <table:table-cell office:value-type="float" office:value="29.5027527809143" calcext:value-type="float">
            <text:p>29.5027527809</text:p>
          </table:table-cell>
          <table:table-cell office:value-type="float" office:value="27.1295514822006" calcext:value-type="float">
            <text:p>27.12955148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.118311882019" calcext:value-type="float">
            <text:p>57.118311882</text:p>
          </table:table-cell>
          <table:table-cell office:value-type="float" office:value="43.7254285812378" calcext:value-type="float">
            <text:p>43.7254285812</text:p>
          </table:table-cell>
          <table:table-cell office:value-type="float" office:value="44.909903049469" calcext:value-type="float">
            <text:p>44.9099030495</text:p>
          </table:table-cell>
          <table:table-cell office:value-type="float" office:value="31.1726486682892" calcext:value-type="float">
            <text:p>31.1726486683</text:p>
          </table:table-cell>
          <table:table-cell office:value-type="float" office:value="33.4467828273773" calcext:value-type="float">
            <text:p>33.4467828274</text:p>
          </table:table-cell>
          <table:table-cell office:value-type="float" office:value="28.9765875339508" calcext:value-type="float">
            <text:p>28.976587534</text:p>
          </table:table-cell>
          <table:table-cell office:value-type="float" office:value="26.412299156189" calcext:value-type="float">
            <text:p>26.41229915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5548167228699" calcext:value-type="float">
            <text:p>70.5548167229</text:p>
          </table:table-cell>
          <table:table-cell office:value-type="float" office:value="56.3859894275665" calcext:value-type="float">
            <text:p>56.3859894276</text:p>
          </table:table-cell>
          <table:table-cell office:value-type="float" office:value="48.5937616825104" calcext:value-type="float">
            <text:p>48.5937616825</text:p>
          </table:table-cell>
          <table:table-cell office:value-type="float" office:value="39.9012455940247" calcext:value-type="float">
            <text:p>39.901245594</text:p>
          </table:table-cell>
          <table:table-cell office:value-type="float" office:value="35.9311668872833" calcext:value-type="float">
            <text:p>35.9311668873</text:p>
          </table:table-cell>
          <table:table-cell office:value-type="float" office:value="30.6806833744049" calcext:value-type="float">
            <text:p>30.6806833744</text:p>
          </table:table-cell>
          <table:table-cell office:value-type="float" office:value="28.3389613628387" calcext:value-type="float">
            <text:p>28.33896136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6270283460617" calcext:value-type="float">
            <text:p>66.6270283461</text:p>
          </table:table-cell>
          <table:table-cell office:value-type="float" office:value="44.4043326377869" calcext:value-type="float">
            <text:p>44.4043326378</text:p>
          </table:table-cell>
          <table:table-cell office:value-type="float" office:value="46.1665179729462" calcext:value-type="float">
            <text:p>46.1665179729</text:p>
          </table:table-cell>
          <table:table-cell office:value-type="float" office:value="38.115082859993" calcext:value-type="float">
            <text:p>38.11508286</text:p>
          </table:table-cell>
          <table:table-cell office:value-type="float" office:value="34.4313042163849" calcext:value-type="float">
            <text:p>34.4313042164</text:p>
          </table:table-cell>
          <table:table-cell office:value-type="float" office:value="29.5141966342926" calcext:value-type="float">
            <text:p>29.5141966343</text:p>
          </table:table-cell>
          <table:table-cell office:value-type="float" office:value="27.0770283937454" calcext:value-type="float">
            <text:p>27.07702839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5945967529268" calcext:value-type="float">
            <text:p>27.5945967529</text:p>
          </table:table-cell>
          <table:table-cell office:value-type="float" office:value="22.164201467982" calcext:value-type="float">
            <text:p>22.164201468</text:p>
          </table:table-cell>
          <table:table-cell office:value-type="float" office:value="1.18973043289388" calcext:value-type="float">
            <text:p>1.1897304329</text:p>
          </table:table-cell>
          <table:table-cell office:value-type="float" office:value="6.51815072399628" calcext:value-type="float">
            <text:p>6.518150724</text:p>
          </table:table-cell>
          <table:table-cell office:value-type="float" office:value="0.586783060549" calcext:value-type="float">
            <text:p>0.5867830605</text:p>
          </table:table-cell>
          <table:table-cell office:value-type="float" office:value="0.246221161133854" calcext:value-type="float">
            <text:p>0.2462211611</text:p>
          </table:table-cell>
          <table:table-cell office:value-type="float" office:value="0.42187982880167" calcext:value-type="float">
            <text:p>0.4218798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5305594420303" calcext:value-type="float">
            <text:p>5.2530559442</text:p>
          </table:table-cell>
          <table:table-cell office:value-type="float" office:value="4.70788715540018" calcext:value-type="float">
            <text:p>4.7078871554</text:p>
          </table:table-cell>
          <table:table-cell office:value-type="float" office:value="1.09074764858508" calcext:value-type="float">
            <text:p>1.0907476486</text:p>
          </table:table-cell>
          <table:table-cell office:value-type="float" office:value="2.55306692509152" calcext:value-type="float">
            <text:p>2.5530669251</text:p>
          </table:table-cell>
          <table:table-cell office:value-type="float" office:value="0.766017663340083" calcext:value-type="float">
            <text:p>0.7660176633</text:p>
          </table:table-cell>
          <table:table-cell office:value-type="float" office:value="0.496206772559438" calcext:value-type="float">
            <text:p>0.4962067726</text:p>
          </table:table-cell>
          <table:table-cell office:value-type="float" office:value="0.649522770040951" calcext:value-type="float">
            <text:p>0.64952277</text:p>
          </table:table-cell>
          <table:table-cell table:number-columns-repeated="2"/>
        </table:table-row>
        <table:table-row table:style-name="ro1">
          <table:table-cell/>
          <table:table-cell table:formula="of:=+ [.B40]/[.B35]" office:value-type="float" office:value="0.0804783456986304" calcext:value-type="float">
            <text:p>0.0804783457</text:p>
          </table:table-cell>
          <table:table-cell table:formula="of:=+ [.C40]/[.C35]" office:value-type="float" office:value="0.100368796407999" calcext:value-type="float">
            <text:p>0.1003687964</text:p>
          </table:table-cell>
          <table:table-cell table:formula="of:=+ [.D40]/[.D35]" office:value-type="float" office:value="0.0235477481550509" calcext:value-type="float">
            <text:p>0.0235477482</text:p>
          </table:table-cell>
          <table:table-cell table:formula="of:=+ [.E40]/[.E35]" office:value-type="float" office:value="0.0680226292729647" calcext:value-type="float">
            <text:p>0.0680226293</text:p>
          </table:table-cell>
          <table:table-cell table:formula="of:=+ [.F40]/[.F35]" office:value-type="float" office:value="0.0221744109475386" calcext:value-type="float">
            <text:p>0.0221744109</text:p>
          </table:table-cell>
          <table:table-cell table:formula="of:=+ [.G40]/[.G35]" office:value-type="float" office:value="0.016818999103041" calcext:value-type="float">
            <text:p>0.0168189991</text:p>
          </table:table-cell>
          <table:table-cell table:formula="of:=+ [.H40]/[.H35]" office:value-type="float" office:value="0.0239415226037591" calcext:value-type="float">
            <text:p>0.023941522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unning Statistics</text:p>
          </table:table-cell>
          <table:table-cell office:value-type="float" office:value="16.9411550760269" calcext:value-type="float">
            <text:p>16.941155076</text:p>
          </table:table-cell>
          <table:table-cell office:value-type="float" office:value="15.0753554344177" calcext:value-type="float">
            <text:p>15.0753554344</text:p>
          </table:table-cell>
          <table:table-cell office:value-type="float" office:value="13.1780247688293" calcext:value-type="float">
            <text:p>13.1780247688</text:p>
          </table:table-cell>
          <table:table-cell office:value-type="float" office:value="10.6885153532028" calcext:value-type="float">
            <text:p>10.6885153532</text:p>
          </table:table-cell>
          <table:table-cell office:value-type="float" office:value="10.1727785348892" calcext:value-type="float">
            <text:p>10.1727785349</text:p>
          </table:table-cell>
          <table:table-cell office:value-type="float" office:value="9.55103871822357" calcext:value-type="float">
            <text:p>9.5510387182</text:p>
          </table:table-cell>
          <table:table-cell office:value-type="float" office:value="8.64104301929474" calcext:value-type="float">
            <text:p>8.6410430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9659833908081" calcext:value-type="float">
            <text:p>13.9659833908</text:p>
          </table:table-cell>
          <table:table-cell office:value-type="float" office:value="13.2280600070953" calcext:value-type="float">
            <text:p>13.2280600071</text:p>
          </table:table-cell>
          <table:table-cell office:value-type="float" office:value="12.4834468364716" calcext:value-type="float">
            <text:p>12.4834468365</text:p>
          </table:table-cell>
          <table:table-cell office:value-type="float" office:value="8.95663118362427" calcext:value-type="float">
            <text:p>8.9566311836</text:p>
          </table:table-cell>
          <table:table-cell office:value-type="float" office:value="9.29015731811523" calcext:value-type="float">
            <text:p>9.2901573181</text:p>
          </table:table-cell>
          <table:table-cell office:value-type="float" office:value="8.81546187400818" calcext:value-type="float">
            <text:p>8.815461874</text:p>
          </table:table-cell>
          <table:table-cell office:value-type="float" office:value="7.35172581672668" calcext:value-type="float">
            <text:p>7.3517258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3142461776733" calcext:value-type="float">
            <text:p>19.3142461777</text:p>
          </table:table-cell>
          <table:table-cell office:value-type="float" office:value="17.8606052398682" calcext:value-type="float">
            <text:p>17.8606052399</text:p>
          </table:table-cell>
          <table:table-cell office:value-type="float" office:value="14.1134617328644" calcext:value-type="float">
            <text:p>14.1134617329</text:p>
          </table:table-cell>
          <table:table-cell office:value-type="float" office:value="17.688236951828" calcext:value-type="float">
            <text:p>17.6882369518</text:p>
          </table:table-cell>
          <table:table-cell office:value-type="float" office:value="11.205085515976" calcext:value-type="float">
            <text:p>11.205085516</text:p>
          </table:table-cell>
          <table:table-cell office:value-type="float" office:value="12.1430878639221" calcext:value-type="float">
            <text:p>12.1430878639</text:p>
          </table:table-cell>
          <table:table-cell office:value-type="float" office:value="12.4034862518311" calcext:value-type="float">
            <text:p>12.4034862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72496318817" calcext:value-type="float">
            <text:p>16.7172496319</text:p>
          </table:table-cell>
          <table:table-cell office:value-type="float" office:value="14.9522442817688" calcext:value-type="float">
            <text:p>14.9522442818</text:p>
          </table:table-cell>
          <table:table-cell office:value-type="float" office:value="13.1007341146469" calcext:value-type="float">
            <text:p>13.1007341146</text:p>
          </table:table-cell>
          <table:table-cell office:value-type="float" office:value="9.48490107059479" calcext:value-type="float">
            <text:p>9.4849010706</text:p>
          </table:table-cell>
          <table:table-cell office:value-type="float" office:value="10.2379676103592" calcext:value-type="float">
            <text:p>10.2379676104</text:p>
          </table:table-cell>
          <table:table-cell office:value-type="float" office:value="9.30239617824554" calcext:value-type="float">
            <text:p>9.3023961782</text:p>
          </table:table-cell>
          <table:table-cell office:value-type="float" office:value="8.19646656513214" calcext:value-type="float">
            <text:p>8.19646656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68537877156334" calcext:value-type="float">
            <text:p>2.6853787716</text:p>
          </table:table-cell>
          <table:table-cell office:value-type="float" office:value="2.16746588644811" calcext:value-type="float">
            <text:p>2.1674658864</text:p>
          </table:table-cell>
          <table:table-cell office:value-type="float" office:value="0.262281907684496" calcext:value-type="float">
            <text:p>0.2622819077</text:p>
          </table:table-cell>
          <table:table-cell office:value-type="float" office:value="7.26335135667176" calcext:value-type="float">
            <text:p>7.2633513567</text:p>
          </table:table-cell>
          <table:table-cell office:value-type="float" office:value="0.273900363741733" calcext:value-type="float">
            <text:p>0.2739003637</text:p>
          </table:table-cell>
          <table:table-cell office:value-type="float" office:value="0.894819200115907" calcext:value-type="float">
            <text:p>0.8948192001</text:p>
          </table:table-cell>
          <table:table-cell office:value-type="float" office:value="2.08451121301934" calcext:value-type="float">
            <text:p>2.084511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3871253475506" calcext:value-type="float">
            <text:p>1.6387125348</text:p>
          </table:table-cell>
          <table:table-cell office:value-type="float" office:value="1.47223160081833" calcext:value-type="float">
            <text:p>1.4722316008</text:p>
          </table:table-cell>
          <table:table-cell office:value-type="float" office:value="0.512134657765413" calcext:value-type="float">
            <text:p>0.5121346578</text:p>
          </table:table-cell>
          <table:table-cell office:value-type="float" office:value="2.69506054786748" calcext:value-type="float">
            <text:p>2.6950605479</text:p>
          </table:table-cell>
          <table:table-cell office:value-type="float" office:value="0.523354911834917" calcext:value-type="float">
            <text:p>0.5233549118</text:p>
          </table:table-cell>
          <table:table-cell office:value-type="float" office:value="0.945948835886966" calcext:value-type="float">
            <text:p>0.9459488359</text:p>
          </table:table-cell>
          <table:table-cell office:value-type="float" office:value="1.44378364480948" calcext:value-type="float">
            <text:p>1.4437836448</text:p>
          </table:table-cell>
          <table:table-cell table:number-columns-repeated="2"/>
        </table:table-row>
        <table:table-row table:style-name="ro1">
          <table:table-cell/>
          <table:table-cell table:formula="of:=+[.B48]/[.B43]" office:value-type="float" office:value="0.0967296815005236" calcext:value-type="float">
            <text:p>0.0967296815</text:p>
          </table:table-cell>
          <table:table-cell table:formula="of:=+[.C48]/[.C43]" office:value-type="float" office:value="0.0976581684739028" calcext:value-type="float">
            <text:p>0.0976581685</text:p>
          </table:table-cell>
          <table:table-cell table:formula="of:=+[.D48]/[.D43]" office:value-type="float" office:value="0.0388627785081109" calcext:value-type="float">
            <text:p>0.0388627785</text:p>
          </table:table-cell>
          <table:table-cell table:formula="of:=+[.E48]/[.E43]" office:value-type="float" office:value="0.252145453209262" calcext:value-type="float">
            <text:p>0.2521454532</text:p>
          </table:table-cell>
          <table:table-cell table:formula="of:=+[.F48]/[.F43]" office:value-type="float" office:value="0.0514466042920315" calcext:value-type="float">
            <text:p>0.0514466043</text:p>
          </table:table-cell>
          <table:table-cell table:formula="of:=+[.G48]/[.G43]" office:value-type="float" office:value="0.0990414617503411" calcext:value-type="float">
            <text:p>0.0990414618</text:p>
          </table:table-cell>
          <table:table-cell table:formula="of:=+[.H48]/[.H43]" office:value-type="float" office:value="0.16708441811777" calcext:value-type="float">
            <text:p>0.167084418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8.1846234560013" calcext:value-type="float">
            <text:p>18.184623456</text:p>
          </table:table-cell>
          <table:table-cell office:value-type="float" office:value="15.908117556572" calcext:value-type="float">
            <text:p>15.9081175566</text:p>
          </table:table-cell>
          <table:table-cell office:value-type="float" office:value="14.1061419725418" calcext:value-type="float">
            <text:p>14.1061419725</text:p>
          </table:table-cell>
          <table:table-cell office:value-type="float" office:value="12.2461906194687" calcext:value-type="float">
            <text:p>12.2461906195</text:p>
          </table:table-cell>
          <table:table-cell office:value-type="float" office:value="11.3177559137344" calcext:value-type="float">
            <text:p>11.3177559137</text:p>
          </table:table-cell>
          <table:table-cell office:value-type="float" office:value="9.83952436447144" calcext:value-type="float">
            <text:p>9.8395243645</text:p>
          </table:table-cell>
          <table:table-cell office:value-type="float" office:value="8.62792947292328" calcext:value-type="float">
            <text:p>8.6279294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4625577926636" calcext:value-type="float">
            <text:p>15.4625577927</text:p>
          </table:table-cell>
          <table:table-cell office:value-type="float" office:value="14.4456794261932" calcext:value-type="float">
            <text:p>14.4456794262</text:p>
          </table:table-cell>
          <table:table-cell office:value-type="float" office:value="12.5228521823883" calcext:value-type="float">
            <text:p>12.5228521824</text:p>
          </table:table-cell>
          <table:table-cell office:value-type="float" office:value="11.5897483825684" calcext:value-type="float">
            <text:p>11.5897483826</text:p>
          </table:table-cell>
          <table:table-cell office:value-type="float" office:value="10.5408945083618" calcext:value-type="float">
            <text:p>10.5408945084</text:p>
          </table:table-cell>
          <table:table-cell office:value-type="float" office:value="8.54347348213196" calcext:value-type="float">
            <text:p>8.5434734821</text:p>
          </table:table-cell>
          <table:table-cell office:value-type="float" office:value="8.08845067024231" calcext:value-type="float">
            <text:p>8.0884506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183514595032" calcext:value-type="float">
            <text:p>19.6183514595</text:p>
          </table:table-cell>
          <table:table-cell office:value-type="float" office:value="17.3419222831726" calcext:value-type="float">
            <text:p>17.3419222832</text:p>
          </table:table-cell>
          <table:table-cell office:value-type="float" office:value="14.8884563446045" calcext:value-type="float">
            <text:p>14.8884563446</text:p>
          </table:table-cell>
          <table:table-cell office:value-type="float" office:value="12.8318121433258" calcext:value-type="float">
            <text:p>12.8318121433</text:p>
          </table:table-cell>
          <table:table-cell office:value-type="float" office:value="12.1068069934845" calcext:value-type="float">
            <text:p>12.1068069935</text:p>
          </table:table-cell>
          <table:table-cell office:value-type="float" office:value="10.5833170413971" calcext:value-type="float">
            <text:p>10.5833170414</text:p>
          </table:table-cell>
          <table:table-cell office:value-type="float" office:value="9.41624093055725" calcext:value-type="float">
            <text:p>9.4162409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5906671285629" calcext:value-type="float">
            <text:p>18.5906671286</text:p>
          </table:table-cell>
          <table:table-cell office:value-type="float" office:value="16.0104976892471" calcext:value-type="float">
            <text:p>16.0104976892</text:p>
          </table:table-cell>
          <table:table-cell office:value-type="float" office:value="14.4618710279465" calcext:value-type="float">
            <text:p>14.4618710279</text:p>
          </table:table-cell>
          <table:table-cell office:value-type="float" office:value="12.1970198154449" calcext:value-type="float">
            <text:p>12.1970198154</text:p>
          </table:table-cell>
          <table:table-cell office:value-type="float" office:value="11.3857034444809" calcext:value-type="float">
            <text:p>11.3857034445</text:p>
          </table:table-cell>
          <table:table-cell office:value-type="float" office:value="9.85524260997772" calcext:value-type="float">
            <text:p>9.85524261</text:p>
          </table:table-cell>
          <table:table-cell office:value-type="float" office:value="8.57067286968231" calcext:value-type="float">
            <text:p>8.57067286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75572305108996" calcext:value-type="float">
            <text:p>1.7557230511</text:p>
          </table:table-cell>
          <table:table-cell office:value-type="float" office:value="0.869015389044313" calcext:value-type="float">
            <text:p>0.869015389</text:p>
          </table:table-cell>
          <table:table-cell office:value-type="float" office:value="0.675673954573705" calcext:value-type="float">
            <text:p>0.6756739546</text:p>
          </table:table-cell>
          <table:table-cell office:value-type="float" office:value="0.142664437457143" calcext:value-type="float">
            <text:p>0.1426644375</text:p>
          </table:table-cell>
          <table:table-cell office:value-type="float" office:value="0.28574920621345" calcext:value-type="float">
            <text:p>0.2857492062</text:p>
          </table:table-cell>
          <table:table-cell office:value-type="float" office:value="0.406695897443913" calcext:value-type="float">
            <text:p>0.4066958974</text:p>
          </table:table-cell>
          <table:table-cell office:value-type="float" office:value="0.167977719644309" calcext:value-type="float">
            <text:p>0.1679777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2503699989471" calcext:value-type="float">
            <text:p>1.3250369999</text:p>
          </table:table-cell>
          <table:table-cell office:value-type="float" office:value="0.932209949015946" calcext:value-type="float">
            <text:p>0.932209949</text:p>
          </table:table-cell>
          <table:table-cell office:value-type="float" office:value="0.821993889620662" calcext:value-type="float">
            <text:p>0.8219938896</text:p>
          </table:table-cell>
          <table:table-cell office:value-type="float" office:value="0.377709461699258" calcext:value-type="float">
            <text:p>0.3777094617</text:p>
          </table:table-cell>
          <table:table-cell office:value-type="float" office:value="0.534555147962725" calcext:value-type="float">
            <text:p>0.534555148</text:p>
          </table:table-cell>
          <table:table-cell office:value-type="float" office:value="0.637727134003182" calcext:value-type="float">
            <text:p>0.637727134</text:p>
          </table:table-cell>
          <table:table-cell office:value-type="float" office:value="0.409850850486258" calcext:value-type="float">
            <text:p>0.4098508505</text:p>
          </table:table-cell>
          <table:table-cell table:number-columns-repeated="2"/>
        </table:table-row>
        <table:table-row table:style-name="ro1">
          <table:table-cell/>
          <table:table-cell table:formula="of:=+[.B56]/[.B51]" office:value-type="float" office:value="0.0728657925252459" calcext:value-type="float">
            <text:p>0.0728657925</text:p>
          </table:table-cell>
          <table:table-cell table:formula="of:=+[.C56]/[.C51]" office:value-type="float" office:value="0.0585996391905483" calcext:value-type="float">
            <text:p>0.0585996392</text:p>
          </table:table-cell>
          <table:table-cell table:formula="of:=+[.D56]/[.D51]" office:value-type="float" office:value="0.058272055620928" calcext:value-type="float">
            <text:p>0.0582720556</text:p>
          </table:table-cell>
          <table:table-cell table:formula="of:=+[.E56]/[.E51]" office:value-type="float" office:value="0.0308430166927816" calcext:value-type="float">
            <text:p>0.0308430167</text:p>
          </table:table-cell>
          <table:table-cell table:formula="of:=+[.F56]/[.F51]" office:value-type="float" office:value="0.0472315494376432" calcext:value-type="float">
            <text:p>0.0472315494</text:p>
          </table:table-cell>
          <table:table-cell table:formula="of:=+[.G56]/[.G51]" office:value-type="float" office:value="0.0648128009424813" calcext:value-type="float">
            <text:p>0.0648128009</text:p>
          </table:table-cell>
          <table:table-cell table:formula="of:=+[.H56]/[.H51]" office:value-type="float" office:value="0.0475028049049865" calcext:value-type="float">
            <text:p>0.047502804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vmPegasos</text:p>
          </table:table-cell>
          <table:table-cell office:value-type="float" office:value="21.727394080162" calcext:value-type="float">
            <text:p>21.7273940802</text:p>
          </table:table-cell>
          <table:table-cell office:value-type="float" office:value="16.5108553647995" calcext:value-type="float">
            <text:p>16.5108553648</text:p>
          </table:table-cell>
          <table:table-cell office:value-type="float" office:value="13.675851225853" calcext:value-type="float">
            <text:p>13.6758512259</text:p>
          </table:table-cell>
          <table:table-cell office:value-type="float" office:value="11.7160822868347" calcext:value-type="float">
            <text:p>11.7160822868</text:p>
          </table:table-cell>
          <table:table-cell office:value-type="float" office:value="10.1698737859726" calcext:value-type="float">
            <text:p>10.169873786</text:p>
          </table:table-cell>
          <table:table-cell office:value-type="float" office:value="9.24941163063049" calcext:value-type="float">
            <text:p>9.2494116306</text:p>
          </table:table-cell>
          <table:table-cell office:value-type="float" office:value="8.27708075046539" calcext:value-type="float">
            <text:p>8.2770807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4920926094055" calcext:value-type="float">
            <text:p>21.4920926094</text:p>
          </table:table-cell>
          <table:table-cell office:value-type="float" office:value="16.3535625934601" calcext:value-type="float">
            <text:p>16.3535625935</text:p>
          </table:table-cell>
          <table:table-cell office:value-type="float" office:value="13.4429080486298" calcext:value-type="float">
            <text:p>13.4429080486</text:p>
          </table:table-cell>
          <table:table-cell office:value-type="float" office:value="11.505880355835" calcext:value-type="float">
            <text:p>11.5058803558</text:p>
          </table:table-cell>
          <table:table-cell office:value-type="float" office:value="10.0912885665894" calcext:value-type="float">
            <text:p>10.0912885666</text:p>
          </table:table-cell>
          <table:table-cell office:value-type="float" office:value="9.07773613929749" calcext:value-type="float">
            <text:p>9.0777361393</text:p>
          </table:table-cell>
          <table:table-cell office:value-type="float" office:value="8.21316337585449" calcext:value-type="float">
            <text:p>8.21316337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1158289909363" calcext:value-type="float">
            <text:p>23.1158289909</text:p>
          </table:table-cell>
          <table:table-cell office:value-type="float" office:value="16.8417320251465" calcext:value-type="float">
            <text:p>16.8417320251</text:p>
          </table:table-cell>
          <table:table-cell office:value-type="float" office:value="14.3194849491119" calcext:value-type="float">
            <text:p>14.3194849491</text:p>
          </table:table-cell>
          <table:table-cell office:value-type="float" office:value="12.1875903606415" calcext:value-type="float">
            <text:p>12.1875903606</text:p>
          </table:table-cell>
          <table:table-cell office:value-type="float" office:value="10.2900595664978" calcext:value-type="float">
            <text:p>10.2900595665</text:p>
          </table:table-cell>
          <table:table-cell office:value-type="float" office:value="9.7781286239624" calcext:value-type="float">
            <text:p>9.778128624</text:p>
          </table:table-cell>
          <table:table-cell office:value-type="float" office:value="8.42863154411316" calcext:value-type="float">
            <text:p>8.4286315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570125579834" calcext:value-type="float">
            <text:p>21.5701255798</text:p>
          </table:table-cell>
          <table:table-cell office:value-type="float" office:value="16.45656478405" calcext:value-type="float">
            <text:p>16.4565647841</text:p>
          </table:table-cell>
          <table:table-cell office:value-type="float" office:value="13.5569859743118" calcext:value-type="float">
            <text:p>13.5569859743</text:p>
          </table:table-cell>
          <table:table-cell office:value-type="float" office:value="11.6463146209717" calcext:value-type="float">
            <text:p>11.646314621</text:p>
          </table:table-cell>
          <table:table-cell office:value-type="float" office:value="10.1676120758057" calcext:value-type="float">
            <text:p>10.1676120758</text:p>
          </table:table-cell>
          <table:table-cell office:value-type="float" office:value="9.19888842105866" calcext:value-type="float">
            <text:p>9.1988884211</text:p>
          </table:table-cell>
          <table:table-cell office:value-type="float" office:value="8.24388337135315" calcext:value-type="float">
            <text:p>8.2438833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5291072044772" calcext:value-type="float">
            <text:p>0.245291072</text:p>
          </table:table-cell>
          <table:table-cell office:value-type="float" office:value="0.0234268516989011" calcext:value-type="float">
            <text:p>0.0234268517</text:p>
          </table:table-cell>
          <table:table-cell office:value-type="float" office:value="0.0751032725430131" calcext:value-type="float">
            <text:p>0.0751032725</text:p>
          </table:table-cell>
          <table:table-cell office:value-type="float" office:value="0.0400500866153986" calcext:value-type="float">
            <text:p>0.0400500866</text:p>
          </table:table-cell>
          <table:table-cell office:value-type="float" office:value="0.00311598700477652" calcext:value-type="float">
            <text:p>0.003115987</text:p>
          </table:table-cell>
          <table:table-cell office:value-type="float" office:value="0.0425182881439595" calcext:value-type="float">
            <text:p>0.0425182881</text:p>
          </table:table-cell>
          <table:table-cell office:value-type="float" office:value="0.00492404354562458" calcext:value-type="float">
            <text:p>0.0049240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95268686719413" calcext:value-type="float">
            <text:p>0.4952686867</text:p>
          </table:table-cell>
          <table:table-cell office:value-type="float" office:value="0.153058327767231" calcext:value-type="float">
            <text:p>0.1530583278</text:p>
          </table:table-cell>
          <table:table-cell office:value-type="float" office:value="0.274049762895378" calcext:value-type="float">
            <text:p>0.2740497629</text:p>
          </table:table-cell>
          <table:table-cell office:value-type="float" office:value="0.200125177365065" calcext:value-type="float">
            <text:p>0.2001251774</text:p>
          </table:table-cell>
          <table:table-cell office:value-type="float" office:value="0.0558210265471401" calcext:value-type="float">
            <text:p>0.0558210265</text:p>
          </table:table-cell>
          <table:table-cell office:value-type="float" office:value="0.206199631774549" calcext:value-type="float">
            <text:p>0.2061996318</text:p>
          </table:table-cell>
          <table:table-cell office:value-type="float" office:value="0.0701715294519407" calcext:value-type="float">
            <text:p>0.0701715295</text:p>
          </table:table-cell>
          <table:table-cell table:number-columns-repeated="2"/>
        </table:table-row>
        <table:table-row table:style-name="ro1">
          <table:table-cell/>
          <table:table-cell table:formula="of:=+[.B64]/[.B59]" office:value-type="float" office:value="0.0227946657980311" calcext:value-type="float">
            <text:p>0.0227946658</text:p>
          </table:table-cell>
          <table:table-cell table:formula="of:=+[.C64]/[.C59]" office:value-type="float" office:value="0.00927016344008109" calcext:value-type="float">
            <text:p>0.0092701634</text:p>
          </table:table-cell>
          <table:table-cell table:formula="of:=+[.D64]/[.D59]" office:value-type="float" office:value="0.0200389546778127" calcext:value-type="float">
            <text:p>0.0200389547</text:p>
          </table:table-cell>
          <table:table-cell table:formula="of:=+[.E64]/[.E59]" office:value-type="float" office:value="0.0170812369242187" calcext:value-type="float">
            <text:p>0.0170812369</text:p>
          </table:table-cell>
          <table:table-cell table:formula="of:=+[.F64]/[.F59]" office:value-type="float" office:value="0.00548886128991439" calcext:value-type="float">
            <text:p>0.0054888613</text:p>
          </table:table-cell>
          <table:table-cell table:formula="of:=+[.G64]/[.G59]" office:value-type="float" office:value="0.0222932701028999" calcext:value-type="float">
            <text:p>0.0222932701</text:p>
          </table:table-cell>
          <table:table-cell table:formula="of:=+[.H64]/[.H59]" office:value-type="float" office:value="0.00847781138875505" calcext:value-type="float">
            <text:p>0.008477811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vmRank</text:p>
          </table:table-cell>
          <table:table-cell office:value-type="float" office:value="13.5739640235901" calcext:value-type="float">
            <text:p>13.5739640236</text:p>
          </table:table-cell>
          <table:table-cell office:value-type="float" office:value="9.43167598247528" calcext:value-type="float">
            <text:p>9.4316759825</text:p>
          </table:table-cell>
          <table:table-cell office:value-type="float" office:value="7.40568375587463" calcext:value-type="float">
            <text:p>7.4056837559</text:p>
          </table:table-cell>
          <table:table-cell office:value-type="float" office:value="7.14258289337158" calcext:value-type="float">
            <text:p>7.1425828934</text:p>
          </table:table-cell>
          <table:table-cell office:value-type="float" office:value="6.79313411712647" calcext:value-type="float">
            <text:p>6.7931341171</text:p>
          </table:table-cell>
          <table:table-cell office:value-type="float" office:value="6.23927385807037" calcext:value-type="float">
            <text:p>6.2392738581</text:p>
          </table:table-cell>
          <table:table-cell office:value-type="float" office:value="5.64047653675079" calcext:value-type="float">
            <text:p>5.6404765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804102897644" calcext:value-type="float">
            <text:p>10.2804102898</text:p>
          </table:table-cell>
          <table:table-cell office:value-type="float" office:value="7.83880472183228" calcext:value-type="float">
            <text:p>7.8388047218</text:p>
          </table:table-cell>
          <table:table-cell office:value-type="float" office:value="6.41192984580994" calcext:value-type="float">
            <text:p>6.4119298458</text:p>
          </table:table-cell>
          <table:table-cell office:value-type="float" office:value="5.26324272155762" calcext:value-type="float">
            <text:p>5.2632427216</text:p>
          </table:table-cell>
          <table:table-cell office:value-type="float" office:value="5.93813014030457" calcext:value-type="float">
            <text:p>5.9381301403</text:p>
          </table:table-cell>
          <table:table-cell office:value-type="float" office:value="5.97280859947205" calcext:value-type="float">
            <text:p>5.9728085995</text:p>
          </table:table-cell>
          <table:table-cell office:value-type="float" office:value="4.99450540542603" calcext:value-type="float">
            <text:p>4.99450540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728000164032" calcext:value-type="float">
            <text:p>15.9728000164</text:p>
          </table:table-cell>
          <table:table-cell office:value-type="float" office:value="11.6045367717743" calcext:value-type="float">
            <text:p>11.6045367718</text:p>
          </table:table-cell>
          <table:table-cell office:value-type="float" office:value="9.4249107837677" calcext:value-type="float">
            <text:p>9.4249107838</text:p>
          </table:table-cell>
          <table:table-cell office:value-type="float" office:value="8.24889969825745" calcext:value-type="float">
            <text:p>8.2488996983</text:p>
          </table:table-cell>
          <table:table-cell office:value-type="float" office:value="7.21119546890259" calcext:value-type="float">
            <text:p>7.2111954689</text:p>
          </table:table-cell>
          <table:table-cell office:value-type="float" office:value="6.59115719795227" calcext:value-type="float">
            <text:p>6.591157198</text:p>
          </table:table-cell>
          <table:table-cell office:value-type="float" office:value="6.2229471206665" calcext:value-type="float">
            <text:p>6.22294712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2821456193924" calcext:value-type="float">
            <text:p>14.2821456194</text:p>
          </table:table-cell>
          <table:table-cell office:value-type="float" office:value="9.27073347568512" calcext:value-type="float">
            <text:p>9.2707334757</text:p>
          </table:table-cell>
          <table:table-cell office:value-type="float" office:value="6.61181366443634" calcext:value-type="float">
            <text:p>6.6118136644</text:p>
          </table:table-cell>
          <table:table-cell office:value-type="float" office:value="7.80508005619049" calcext:value-type="float">
            <text:p>7.8050800562</text:p>
          </table:table-cell>
          <table:table-cell office:value-type="float" office:value="6.80634605884552" calcext:value-type="float">
            <text:p>6.8063460588</text:p>
          </table:table-cell>
          <table:table-cell office:value-type="float" office:value="6.24862492084503" calcext:value-type="float">
            <text:p>6.2486249208</text:p>
          </table:table-cell>
          <table:table-cell office:value-type="float" office:value="5.72639966011047" calcext:value-type="float">
            <text:p>5.7263996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8370850223193" calcext:value-type="float">
            <text:p>4.5837085022</text:p>
          </table:table-cell>
          <table:table-cell office:value-type="float" office:value="1.92654885128847" calcext:value-type="float">
            <text:p>1.9265488513</text:p>
          </table:table-cell>
          <table:table-cell office:value-type="float" office:value="1.69722065249104" calcext:value-type="float">
            <text:p>1.6972206525</text:p>
          </table:table-cell>
          <table:table-cell office:value-type="float" office:value="1.70010978431104" calcext:value-type="float">
            <text:p>1.7001097843</text:p>
          </table:table-cell>
          <table:table-cell office:value-type="float" office:value="0.133286960707465" calcext:value-type="float">
            <text:p>0.1332869607</text:p>
          </table:table-cell>
          <table:table-cell office:value-type="float" office:value="0.0502275087578716" calcext:value-type="float">
            <text:p>0.0502275088</text:p>
          </table:table-cell>
          <table:table-cell office:value-type="float" office:value="0.15694516787749" calcext:value-type="float">
            <text:p>0.1569451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14095971522865" calcext:value-type="float">
            <text:p>2.1409597152</text:p>
          </table:table-cell>
          <table:table-cell office:value-type="float" office:value="1.3880017475812" calcext:value-type="float">
            <text:p>1.3880017476</text:p>
          </table:table-cell>
          <table:table-cell office:value-type="float" office:value="1.30277421393388" calcext:value-type="float">
            <text:p>1.3027742139</text:p>
          </table:table-cell>
          <table:table-cell office:value-type="float" office:value="1.3038825807223" calcext:value-type="float">
            <text:p>1.3038825807</text:p>
          </table:table-cell>
          <table:table-cell office:value-type="float" office:value="0.365084867814957" calcext:value-type="float">
            <text:p>0.3650848678</text:p>
          </table:table-cell>
          <table:table-cell office:value-type="float" office:value="0.224114945413892" calcext:value-type="float">
            <text:p>0.2241149454</text:p>
          </table:table-cell>
          <table:table-cell office:value-type="float" office:value="0.396163057184147" calcext:value-type="float">
            <text:p>0.3961630572</text:p>
          </table:table-cell>
          <table:table-cell table:number-columns-repeated="2"/>
        </table:table-row>
        <table:table-row table:style-name="ro1">
          <table:table-cell/>
          <table:table-cell table:formula="of:=+[.B72]/[.B67]" office:value-type="float" office:value="0.157725459674704" calcext:value-type="float">
            <text:p>0.1577254597</text:p>
          </table:table-cell>
          <table:table-cell table:formula="of:=+[.C72]/[.C67]" office:value-type="float" office:value="0.147163849792996" calcext:value-type="float">
            <text:p>0.1471638498</text:p>
          </table:table-cell>
          <table:table-cell table:formula="of:=+[.D72]/[.D67]" office:value-type="float" office:value="0.17591545316804" calcext:value-type="float">
            <text:p>0.1759154532</text:p>
          </table:table-cell>
          <table:table-cell table:formula="of:=+[.E72]/[.E67]" office:value-type="float" office:value="0.182550570317122" calcext:value-type="float">
            <text:p>0.1825505703</text:p>
          </table:table-cell>
          <table:table-cell table:formula="of:=+[.F72]/[.F67]" office:value-type="float" office:value="0.053743215063946" calcext:value-type="float">
            <text:p>0.0537432151</text:p>
          </table:table-cell>
          <table:table-cell table:formula="of:=+[.G72]/[.G67]" office:value-type="float" office:value="0.0359200366119535" calcext:value-type="float">
            <text:p>0.0359200366</text:p>
          </table:table-cell>
          <table:table-cell table:formula="of:=+[.H72]/[.H67]" office:value-type="float" office:value="0.0702357424240537" calcext:value-type="float">
            <text:p>0.070235742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ideo Tracker</text:p>
          </table:table-cell>
          <table:table-cell office:value-type="float" office:value="194.269760751724" calcext:value-type="float">
            <text:p>194.2697607517</text:p>
          </table:table-cell>
          <table:table-cell office:value-type="float" office:value="149.549765181541" calcext:value-type="float">
            <text:p>149.5497651815</text:p>
          </table:table-cell>
          <table:table-cell office:value-type="float" office:value="109.476235389709" calcext:value-type="float">
            <text:p>109.4762353897</text:p>
          </table:table-cell>
          <table:table-cell office:value-type="float" office:value="107.863204669952" calcext:value-type="float">
            <text:p>107.86320467</text:p>
          </table:table-cell>
          <table:table-cell office:value-type="float" office:value="96.010901427269" calcext:value-type="float">
            <text:p>96.0109014273</text:p>
          </table:table-cell>
          <table:table-cell office:value-type="float" office:value="74.7967384815216" calcext:value-type="float">
            <text:p>74.7967384815</text:p>
          </table:table-cell>
          <table:table-cell office:value-type="float" office:value="62.3649808883667" calcext:value-type="float">
            <text:p>62.3649808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.667519330978" calcext:value-type="float">
            <text:p>186.667519331</text:p>
          </table:table-cell>
          <table:table-cell office:value-type="float" office:value="135.701122760773" calcext:value-type="float">
            <text:p>135.7011227608</text:p>
          </table:table-cell>
          <table:table-cell office:value-type="float" office:value="92.0995836257935" calcext:value-type="float">
            <text:p>92.0995836258</text:p>
          </table:table-cell>
          <table:table-cell office:value-type="float" office:value="77.6732745170593" calcext:value-type="float">
            <text:p>77.6732745171</text:p>
          </table:table-cell>
          <table:table-cell office:value-type="float" office:value="92.2503709793091" calcext:value-type="float">
            <text:p>92.2503709793</text:p>
          </table:table-cell>
          <table:table-cell office:value-type="float" office:value="65.736377954483" calcext:value-type="float">
            <text:p>65.7363779545</text:p>
          </table:table-cell>
          <table:table-cell office:value-type="float" office:value="59.0175340175629" calcext:value-type="float">
            <text:p>59.0175340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.177176952362" calcext:value-type="float">
            <text:p>207.1771769524</text:p>
          </table:table-cell>
          <table:table-cell office:value-type="float" office:value="157.602623224258" calcext:value-type="float">
            <text:p>157.6026232243</text:p>
          </table:table-cell>
          <table:table-cell office:value-type="float" office:value="126.994274377823" calcext:value-type="float">
            <text:p>126.9942743778</text:p>
          </table:table-cell>
          <table:table-cell office:value-type="float" office:value="114.230817317963" calcext:value-type="float">
            <text:p>114.230817318</text:p>
          </table:table-cell>
          <table:table-cell office:value-type="float" office:value="98.3456275463104" calcext:value-type="float">
            <text:p>98.3456275463</text:p>
          </table:table-cell>
          <table:table-cell office:value-type="float" office:value="88.8377838134766" calcext:value-type="float">
            <text:p>88.8377838135</text:p>
          </table:table-cell>
          <table:table-cell office:value-type="float" office:value="69.0760109424591" calcext:value-type="float">
            <text:p>69.0760109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.329603552818" calcext:value-type="float">
            <text:p>192.3296035528</text:p>
          </table:table-cell>
          <table:table-cell office:value-type="float" office:value="151.984721183777" calcext:value-type="float">
            <text:p>151.9847211838</text:p>
          </table:table-cell>
          <table:table-cell office:value-type="float" office:value="109.821358084679" calcext:value-type="float">
            <text:p>109.8213580847</text:p>
          </table:table-cell>
          <table:table-cell office:value-type="float" office:value="111.957413911819" calcext:value-type="float">
            <text:p>111.9574139118</text:p>
          </table:table-cell>
          <table:table-cell office:value-type="float" office:value="96.0985623598099" calcext:value-type="float">
            <text:p>96.0985623598</text:p>
          </table:table-cell>
          <table:table-cell office:value-type="float" office:value="70.8021965026856" calcext:value-type="float">
            <text:p>70.8021965027</text:p>
          </table:table-cell>
          <table:table-cell office:value-type="float" office:value="61.1164829730988" calcext:value-type="float">
            <text:p>61.1164829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.4268218434938" calcext:value-type="float">
            <text:p>37.4268218435</text:p>
          </table:table-cell>
          <table:table-cell office:value-type="float" office:value="54.90932413561" calcext:value-type="float">
            <text:p>54.9093241356</text:p>
          </table:table-cell>
          <table:table-cell office:value-type="float" office:value="310.896738316252" calcext:value-type="float">
            <text:p>310.8967383163</text:p>
          </table:table-cell>
          <table:table-cell office:value-type="float" office:value="125.381319797579" calcext:value-type="float">
            <text:p>125.3813197976</text:p>
          </table:table-cell>
          <table:table-cell office:value-type="float" office:value="3.47375813385729" calcext:value-type="float">
            <text:p>3.4737581339</text:p>
          </table:table-cell>
          <table:table-cell office:value-type="float" office:value="84.979216089234" calcext:value-type="float">
            <text:p>84.9792160892</text:p>
          </table:table-cell>
          <table:table-cell office:value-type="float" office:value="12.7608959567748" calcext:value-type="float">
            <text:p>12.7608959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177464677358" calcext:value-type="float">
            <text:p>6.1177464677</text:p>
          </table:table-cell>
          <table:table-cell office:value-type="float" office:value="7.41008259978322" calcext:value-type="float">
            <text:p>7.4100825998</text:p>
          </table:table-cell>
          <table:table-cell office:value-type="float" office:value="17.6322641290406" calcext:value-type="float">
            <text:p>17.632264129</text:p>
          </table:table-cell>
          <table:table-cell office:value-type="float" office:value="11.1973800416695" calcext:value-type="float">
            <text:p>11.1973800417</text:p>
          </table:table-cell>
          <table:table-cell office:value-type="float" office:value="1.86380206402324" calcext:value-type="float">
            <text:p>1.863802064</text:p>
          </table:table-cell>
          <table:table-cell office:value-type="float" office:value="9.21841722256234" calcext:value-type="float">
            <text:p>9.2184172226</text:p>
          </table:table-cell>
          <table:table-cell office:value-type="float" office:value="3.57223962756907" calcext:value-type="float">
            <text:p>3.5722396276</text:p>
          </table:table-cell>
          <table:table-cell table:number-columns-repeated="2"/>
        </table:table-row>
        <table:table-row table:style-name="ro1">
          <table:table-cell/>
          <table:table-cell table:formula="of:=+ [.B80]/75" office:value-type="float" office:value="0.081569952903144" calcext:value-type="float">
            <text:p>0.0815699529</text:p>
          </table:table-cell>
          <table:table-cell table:formula="of:=+ [.C80]/75" office:value-type="float" office:value="0.0988011013304429" calcext:value-type="float">
            <text:p>0.0988011013</text:p>
          </table:table-cell>
          <table:table-cell table:formula="of:=+ [.D80]/75" office:value-type="float" office:value="0.235096855053875" calcext:value-type="float">
            <text:p>0.2350968551</text:p>
          </table:table-cell>
          <table:table-cell table:formula="of:=+ [.E80]/75" office:value-type="float" office:value="0.149298400555593" calcext:value-type="float">
            <text:p>0.1492984006</text:p>
          </table:table-cell>
          <table:table-cell table:formula="of:=+ [.F80]/75" office:value-type="float" office:value="0.0248506941869765" calcext:value-type="float">
            <text:p>0.0248506942</text:p>
          </table:table-cell>
          <table:table-cell table:formula="of:=+ [.G80]/75" office:value-type="float" office:value="0.122912229634165" calcext:value-type="float">
            <text:p>0.1229122296</text:p>
          </table:table-cell>
          <table:table-cell table:formula="of:=+ [.H80]/75" office:value-type="float" office:value="0.0476298617009209" calcext:value-type="float">
            <text:p>0.047629861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oltzman</text:p>
          </table:table-cell>
          <table:table-cell office:value-type="string" calcext:value-type="string">
            <text:p>Cost Assign</text:p>
          </table:table-cell>
          <table:table-cell office:value-type="string" calcext:value-type="string">
            <text:p>Face Detec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Pegasos</text:p>
          </table:table-cell>
          <table:table-cell office:value-type="string" calcext:value-type="string">
            <text:p>SvmRank</text:p>
          </table:table-cell>
          <table:table-cell office:value-type="string" calcext:value-type="string">
            <text:p>VideoTrack</text:p>
          </table:table-cell>
          <table:table-cell office:value-type="string" calcext:value-type="string">
            <text:p>Running Statistics</text:p>
          </table:table-cell>
        </table:table-row>
        <table:table-row table:style-name="ro1">
          <table:table-cell office:value-type="float" office:value="332.397135925293" calcext:value-type="float">
            <text:p>332.3971359253</text:p>
          </table:table-cell>
          <table:table-cell office:value-type="float" office:value="17.1093992471695" calcext:value-type="float">
            <text:p>17.1093992472</text:p>
          </table:table-cell>
          <table:table-cell office:value-type="float" office:value="587.147829818726" calcext:value-type="float">
            <text:p>587.1478298187</text:p>
          </table:table-cell>
          <table:table-cell office:value-type="float" office:value="101.809934949875" calcext:value-type="float">
            <text:p>101.8099349499</text:p>
          </table:table-cell>
          <table:table-cell office:value-type="float" office:value="75.2502982378006" calcext:value-type="float">
            <text:p>75.2502982378</text:p>
          </table:table-cell>
          <table:table-cell office:value-type="float" office:value="22.8603025197983" calcext:value-type="float">
            <text:p>22.8603025198</text:p>
          </table:table-cell>
          <table:table-cell office:value-type="float" office:value="33.5553952693939" calcext:value-type="float">
            <text:p>33.5553952694</text:p>
          </table:table-cell>
          <table:table-cell office:value-type="float" office:value="14.7535321950912" calcext:value-type="float">
            <text:p>14.7535321951</text:p>
          </table:table-cell>
          <table:table-cell office:value-type="float" office:value="268.086391663551" calcext:value-type="float">
            <text:p>268.0863916636</text:p>
          </table:table-cell>
          <table:table-cell office:value-type="float" office:value="14.0671915054321" calcext:value-type="float">
            <text:p>14.0671915054</text:p>
          </table:table-cell>
        </table:table-row>
        <table:table-row table:style-name="ro1">
          <table:table-cell office:value-type="float" office:value="291.593890190124" calcext:value-type="float">
            <text:p>291.5938901901</text:p>
          </table:table-cell>
          <table:table-cell office:value-type="float" office:value="14.3110704421997" calcext:value-type="float">
            <text:p>14.3110704422</text:p>
          </table:table-cell>
          <table:table-cell office:value-type="float" office:value="540.216814517975" calcext:value-type="float">
            <text:p>540.216814518</text:p>
          </table:table-cell>
          <table:table-cell office:value-type="float" office:value="90.7619676589966" calcext:value-type="float">
            <text:p>90.761967659</text:p>
          </table:table-cell>
          <table:table-cell office:value-type="float" office:value="67.6430158615112" calcext:value-type="float">
            <text:p>67.6430158615</text:p>
          </table:table-cell>
          <table:table-cell office:value-type="float" office:value="20.0663232803345" calcext:value-type="float">
            <text:p>20.0663232803</text:p>
          </table:table-cell>
          <table:table-cell office:value-type="float" office:value="30.9799282550812" calcext:value-type="float">
            <text:p>30.9799282551</text:p>
          </table:table-cell>
          <table:table-cell office:value-type="float" office:value="14.4406394958496" calcext:value-type="float">
            <text:p>14.4406394958</text:p>
          </table:table-cell>
          <table:table-cell office:value-type="float" office:value="247.198484659195" calcext:value-type="float">
            <text:p>247.1984846592</text:p>
          </table:table-cell>
          <table:table-cell office:value-type="float" office:value="13.3178181648254" calcext:value-type="float">
            <text:p>13.3178181648</text:p>
          </table:table-cell>
        </table:table-row>
        <table:table-row table:style-name="ro1">
          <table:table-cell office:value-type="float" office:value="371.118118286133" calcext:value-type="float">
            <text:p>371.1181182861</text:p>
          </table:table-cell>
          <table:table-cell office:value-type="float" office:value="23.9942491054535" calcext:value-type="float">
            <text:p>23.9942491055</text:p>
          </table:table-cell>
          <table:table-cell office:value-type="float" office:value="659.972455024719" calcext:value-type="float">
            <text:p>659.9724550247</text:p>
          </table:table-cell>
          <table:table-cell office:value-type="float" office:value="107.692718982697" calcext:value-type="float">
            <text:p>107.6927189827</text:p>
          </table:table-cell>
          <table:table-cell office:value-type="float" office:value="80.3830723762512" calcext:value-type="float">
            <text:p>80.3830723763</text:p>
          </table:table-cell>
          <table:table-cell office:value-type="float" office:value="30.4168040752411" calcext:value-type="float">
            <text:p>30.4168040752</text:p>
          </table:table-cell>
          <table:table-cell office:value-type="float" office:value="36.5517876148224" calcext:value-type="float">
            <text:p>36.5517876148</text:p>
          </table:table-cell>
          <table:table-cell office:value-type="float" office:value="15.9759919643402" calcext:value-type="float">
            <text:p>15.9759919643</text:p>
          </table:table-cell>
          <table:table-cell office:value-type="float" office:value="312.77428817749" calcext:value-type="float">
            <text:p>312.7742881775</text:p>
          </table:table-cell>
          <table:table-cell office:value-type="float" office:value="15.6971151828766" calcext:value-type="float">
            <text:p>15.6971151829</text:p>
          </table:table-cell>
        </table:table-row>
        <table:table-row table:style-name="ro1">
          <table:table-cell office:value-type="float" office:value="342.116995930672" calcext:value-type="float">
            <text:p>342.1169959307</text:p>
          </table:table-cell>
          <table:table-cell office:value-type="float" office:value="16.8040171861649" calcext:value-type="float">
            <text:p>16.8040171862</text:p>
          </table:table-cell>
          <table:table-cell office:value-type="float" office:value="569.65149474144" calcext:value-type="float">
            <text:p>569.6514947414</text:p>
          </table:table-cell>
          <table:table-cell office:value-type="float" office:value="102.800048112869" calcext:value-type="float">
            <text:p>102.8000481129</text:p>
          </table:table-cell>
          <table:table-cell office:value-type="float" office:value="77.7546931505203" calcext:value-type="float">
            <text:p>77.7546931505</text:p>
          </table:table-cell>
          <table:table-cell office:value-type="float" office:value="21.8089001178741" calcext:value-type="float">
            <text:p>21.8089001179</text:p>
          </table:table-cell>
          <table:table-cell office:value-type="float" office:value="33.8705776929855" calcext:value-type="float">
            <text:p>33.870577693</text:p>
          </table:table-cell>
          <table:table-cell office:value-type="float" office:value="14.6388901472092" calcext:value-type="float">
            <text:p>14.6388901472</text:p>
          </table:table-cell>
          <table:table-cell office:value-type="float" office:value="260.021289944649" calcext:value-type="float">
            <text:p>260.0212899446</text:p>
          </table:table-cell>
          <table:table-cell office:value-type="float" office:value="13.7739071846008" calcext:value-type="float">
            <text:p>13.7739071846</text:p>
          </table:table-cell>
        </table:table-row>
        <table:table-row table:style-name="ro1">
          <table:table-cell office:value-type="float" office:value="769.582397805786" calcext:value-type="float">
            <text:p>769.5823978058</text:p>
          </table:table-cell>
          <table:table-cell office:value-type="float" office:value="9.68205268374972" calcext:value-type="float">
            <text:p>9.6820526837</text:p>
          </table:table-cell>
          <table:table-cell office:value-type="float" office:value="2195.46303945752" calcext:value-type="float">
            <text:p>2195.4630394575</text:p>
          </table:table-cell>
          <table:table-cell office:value-type="float" office:value="24.210688045078" calcext:value-type="float">
            <text:p>24.2106880451</text:p>
          </table:table-cell>
          <table:table-cell office:value-type="float" office:value="19.5042250562275" calcext:value-type="float">
            <text:p>19.5042250562</text:p>
          </table:table-cell>
          <table:table-cell office:value-type="float" office:value="9.92938830442085" calcext:value-type="float">
            <text:p>9.9293883044</text:p>
          </table:table-cell>
          <table:table-cell office:value-type="float" office:value="4.90246896939564" calcext:value-type="float">
            <text:p>4.9024689694</text:p>
          </table:table-cell>
          <table:table-cell office:value-type="float" office:value="0.200828451749474" calcext:value-type="float">
            <text:p>0.2008284517</text:p>
          </table:table-cell>
          <table:table-cell office:value-type="float" office:value="447.430027822908" calcext:value-type="float">
            <text:p>447.4300278229</text:p>
          </table:table-cell>
          <table:table-cell office:value-type="float" office:value="0.564027891616044" calcext:value-type="float">
            <text:p>0.5640278916</text:p>
          </table:table-cell>
        </table:table-row>
        <table:table-row table:style-name="ro1">
          <table:table-cell office:value-type="float" office:value="27.7413481612878" calcext:value-type="float">
            <text:p>27.7413481613</text:p>
          </table:table-cell>
          <table:table-cell office:value-type="float" office:value="3.11159969850714" calcext:value-type="float">
            <text:p>3.1115996985</text:p>
          </table:table-cell>
          <table:table-cell office:value-type="float" office:value="46.8557684757973" calcext:value-type="float">
            <text:p>46.8557684758</text:p>
          </table:table-cell>
          <table:table-cell office:value-type="float" office:value="4.9204357576416" calcext:value-type="float">
            <text:p>4.9204357576</text:p>
          </table:table-cell>
          <table:table-cell office:value-type="float" office:value="4.41635880066684" calcext:value-type="float">
            <text:p>4.4163588007</text:p>
          </table:table-cell>
          <table:table-cell office:value-type="float" office:value="3.15109319196067" calcext:value-type="float">
            <text:p>3.151093192</text:p>
          </table:table-cell>
          <table:table-cell office:value-type="float" office:value="2.21415197522565" calcext:value-type="float">
            <text:p>2.2141519752</text:p>
          </table:table-cell>
          <table:table-cell office:value-type="float" office:value="0.448138875516813" calcext:value-type="float">
            <text:p>0.4481388755</text:p>
          </table:table-cell>
          <table:table-cell office:value-type="float" office:value="21.1525418761649" calcext:value-type="float">
            <text:p>21.1525418762</text:p>
          </table:table-cell>
          <table:table-cell office:value-type="float" office:value="0.751017903658791" calcext:value-type="float">
            <text:p>0.7510179037</text:p>
          </table:table-cell>
        </table:table-row>
        <table:table-row table:style-name="ro1">
          <table:table-cell table:formula="of:=+ [.A89]/[.A84]" office:value-type="float" office:value="0.0834584452241572" calcext:value-type="float">
            <text:p>0.0834584452</text:p>
          </table:table-cell>
          <table:table-cell table:formula="of:=+ [.B89]/[.B84]" office:value-type="float" office:value="0.181864930121489" calcext:value-type="float">
            <text:p>0.1818649301</text:p>
          </table:table-cell>
          <table:table-cell table:formula="of:=+ [.C89]/[.C84]" office:value-type="float" office:value="0.0798023361344338" calcext:value-type="float">
            <text:p>0.0798023361</text:p>
          </table:table-cell>
          <table:table-cell table:formula="of:=+ [.D89]/[.D84]" office:value-type="float" office:value="0.0483296228414655" calcext:value-type="float">
            <text:p>0.0483296228</text:p>
          </table:table-cell>
          <table:table-cell table:formula="of:=+ [.E89]/[.E84]" office:value-type="float" office:value="0.0586889208958426" calcext:value-type="float">
            <text:p>0.0586889209</text:p>
          </table:table-cell>
          <table:table-cell table:formula="of:=+ [.F89]/[.F84]" office:value-type="float" office:value="0.137841272626714" calcext:value-type="float">
            <text:p>0.1378412726</text:p>
          </table:table-cell>
          <table:table-cell table:formula="of:=+ [.G89]/[.G84]" office:value-type="float" office:value="0.0659849767064193" calcext:value-type="float">
            <text:p>0.0659849767</text:p>
          </table:table-cell>
          <table:table-cell table:formula="of:=+ [.H89]/[.H84]" office:value-type="float" office:value="0.0303750227125893" calcext:value-type="float">
            <text:p>0.0303750227</text:p>
          </table:table-cell>
          <table:table-cell table:formula="of:=+ [.I89]/[.I84]" office:value-type="float" office:value="0.0789019604647124" calcext:value-type="float">
            <text:p>0.0789019605</text:p>
          </table:table-cell>
          <table:table-cell table:formula="of:=+ [.J89]/[.J84]" office:value-type="float" office:value="0.0533879064181918" calcext:value-type="float">
            <text:p>0.0533879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2:54:06.348341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9:26:50.445574002</meta:creation-date>
    <dc:date>2016-07-08T13:11:34.437511394</dc:date>
    <meta:editing-duration>PT2H16S</meta:editing-duration>
    <meta:editing-cycles>20</meta:editing-cycles>
    <meta:generator>LibreOffice/5.0.5.2$Linux_X86_64 LibreOffice_project/00m0$Build-2</meta:generator>
    <meta:document-statistic meta:table-count="1" meta:cell-count="587" meta:object-count="0"/>
  </office:meta>
</office:document-meta>
</file>